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4c413" officeooo:paragraph-rsid="0004c413"/>
    </style:style>
    <style:style style:name="P2" style:family="paragraph" style:parent-style-name="Standard">
      <style:text-properties officeooo:rsid="0005194b" officeooo:paragraph-rsid="0005194b"/>
    </style:style>
    <style:style style:name="P3" style:family="paragraph" style:parent-style-name="Standard">
      <style:text-properties officeooo:rsid="000626b4" officeooo:paragraph-rsid="000626b4"/>
    </style:style>
    <style:style style:name="P4" style:family="paragraph" style:parent-style-name="Standard">
      <style:text-properties officeooo:rsid="000cc062" officeooo:paragraph-rsid="000cc062"/>
    </style:style>
    <style:style style:name="P5" style:family="paragraph" style:parent-style-name="Standard">
      <style:text-properties officeooo:rsid="000626b4" officeooo:paragraph-rsid="000626b4"/>
    </style:style>
    <style:style style:name="T1" style:family="text">
      <style:text-properties officeooo:rsid="00096c41"/>
    </style:style>
    <style:style style:name="T2" style:family="text">
      <style:text-properties officeooo:rsid="000b3fe0"/>
    </style:style>
    <style:style style:name="T3" style:family="text">
      <style:text-properties officeooo:rsid="000cc062"/>
    </style:style>
    <style:style style:name="T4" style:family="text">
      <style:text-properties officeooo:rsid="000d898f"/>
    </style:style>
    <style:style style:name="T5" style:family="text">
      <style:text-properties officeooo:rsid="00111c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lossary</text:p>
      <text:p text:style-name="P1"/>
      <text:p text:style-name="P1">Glossary sections:</text:p>
      <text:p text:style-name="P1">Personalities</text:p>
      <text:p text:style-name="P1">Places</text:p>
      <text:p text:style-name="P1">Objects</text:p>
      <text:p text:style-name="P1"/>
      <text:p text:style-name="P1">The Story of Imagination</text:p>
      <text:p text:style-name="P1"/>
      <text:p text:style-name="P2">The Book of Waith</text:p>
      <text:p text:style-name="P2"><text:tab/><text:span text:style-name="T1">The Tale of Four Sisters</text:span></text:p>
      <text:p text:style-name="P2"><text:tab/>The <text:span text:style-name="T2">Spilling of the Sky</text:span></text:p>
      <text:p text:style-name="P2"><text:tab/><text:tab/><text:span text:style-name="T2">Of Tolas and Selor</text:span></text:p>
      <text:p text:style-name="P2"><text:tab/><text:tab/><text:span text:style-name="T2">The Many Deaths of Vash Bash</text:span></text:p>
      <text:p text:style-name="P2"><text:tab/><text:tab/></text:p>
      <text:p text:style-name="P2"/>
      <text:p text:style-name="P3">The Book of Astar</text:p>
      <text:p text:style-name="P3"><text:tab/><text:span text:style-name="T3">The Fishing of the Stars</text:span></text:p>
      <text:p text:style-name="P3"><text:tab/><text:span text:style-name="T4">The Writings of Yulie</text:span></text:p>
      <text:p text:style-name="P3"><text:tab/></text:p>
      <text:p text:style-name="P3"/>
      <text:p text:style-name="P4">The Book Darker than Black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6:53:25.425943149</meta:creation-date>
    <dc:date>2018-11-22T19:33:10.941317291</dc:date>
    <meta:editing-duration>PT17H46M55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17" meta:word-count="52" meta:character-count="285" meta:non-whitespace-character-count="237"/>
  </office:meta>
</office:document-meta>
</file>